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fo:background-color="#db5e36" loext:char-shading-value="0"/>
    </style:style>
    <style:style style:name="T2" style:family="text">
      <style:text-properties fo:color="#008000"/>
    </style:style>
    <style:style style:name="T3" style:family="text">
      <style:text-properties fo:color="#ff0000"/>
    </style:style>
    <style:style style:name="T4" style:family="text">
      <style:text-properties officeooo:rsid="000e937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zure Network Watcher Cheat <text:span text:style-name="T4">S</text:span>heet</text:h>
      <text:p text:style-name="Text_20_body"><text:span text:style-name="Strong_20_Emphasis">Azure Network Watcher</text:span> provides tools to <text:span text:style-name="Strong_20_Emphasis"><text:span text:style-name="T1">monitor, diagnose, view network metrics</text:span></text:span>, and enable or disable logs for resources in an Azure virtual network. </text:p>
      <text:p text:style-name="Text_20_body">From Network Watcher you can access:</text:p>
      <text:list xml:id="list1395669966" text:style-name="L1">
        <text:list-item>
          <text:p text:style-name="P4">IP flow verify checks  </text:p>
        </text:list-item>
        <text:list-item>
          <text:p text:style-name="P4">Packet Capture </text:p>
        </text:list-item>
        <text:list-item>
          <text:p text:style-name="P4">Troubleshoot VPNs, NSGs </text:p>
        </text:list-item>
        <text:list-item>
          <text:p text:style-name="P4">NSG Flowlogs </text:p>
        </text:list-item>
        <text:list-item>
          <text:p text:style-name="P4">Diagnostic Logs </text:p>
        </text:list-item>
        <text:list-item>
          <text:p text:style-name="P4">Traffic Analytics </text:p>
        </text:list-item>
        <text:list-item>
          <text:p text:style-name="P1">Network Performance Monitor </text:p>
        </text:list-item>
      </text:list>
      <text:p text:style-name="Text_20_body">Network Watcher <text:span text:style-name="Strong_20_Emphasis"><text:span text:style-name="T2">can</text:span></text:span> monitor and repair Azure resources you provision eg:</text:p>
      <text:list xml:id="list273423240" text:style-name="L2">
        <text:list-item>
          <text:p text:style-name="P5">Virtual Machines </text:p>
        </text:list-item>
        <text:list-item>
          <text:p text:style-name="P5">Virtual Networks </text:p>
        </text:list-item>
        <text:list-item>
          <text:p text:style-name="P5">Application Gateways </text:p>
        </text:list-item>
        <text:list-item>
          <text:p text:style-name="P2">Load balancer </text:p>
        </text:list-item>
      </text:list>
      <text:p text:style-name="Text_20_body">Network Watcher <text:span text:style-name="Strong_20_Emphasis"><text:span text:style-name="T3">cannot</text:span></text:span> be used to monitor PaaS (fully managed services) monitoring or Web Analytics</text:p>
      <text:p text:style-name="Text_20_body">Network Watcher is <text:span text:style-name="Strong_20_Emphasis"><text:span text:style-name="T3">disabled by default</text:span></text:span> in most regions so you need to enable it at per region basis</text:p>
      <text:p text:style-name="Text_20_body">Network Watcher can <text:span text:style-name="Strong_20_Emphasis"><text:span text:style-name="T3">visualize</text:span></text:span> the topology of your VNets</text:p>
      <text:p text:style-name="Text_20_body">You can download the topology as an SVG you to use in presentations and documentation</text:p>
      <text:p text:style-name="Text_20_body">You can quickly discover and browse your networking components to quickly monitor and repair your virtual network</text:p>
      <text:p text:style-name="Text_20_body"><text:span text:style-name="Strong_20_Emphasis">Network Performance Monitor (NPM)</text:span> is a <text:span text:style-name="Strong_20_Emphasis"><text:span text:style-name="T1">cloud-based hybrid network monitoring solution</text:span></text:span> that helps you <text:span text:style-name="Strong_20_Emphasis"><text:span text:style-name="T3">monitor network performance between various points</text:span></text:span> in your network infrastructure.</text:p>
      <text:p text:style-name="Text_20_body">Network Performance Monitor detects network issues like:</text:p>
      <text:list xml:id="list411590734" text:style-name="L3">
        <text:list-item>
          <text:p text:style-name="P6">traffic blackholing </text:p>
        </text:list-item>
        <text:list-item>
          <text:p text:style-name="P6">routing errors </text:p>
        </text:list-item>
        <text:list-item>
          <text:p text:style-name="P6">unconventional network issues </text:p>
        </text:list-item>
        <text:list-item>
          <text:p text:style-name="P3">generates alerts and notifies you when a threshold is breached for a network link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23:58.284803709</meta:creation-date>
    <dc:date>2022-05-09T10:24:23.635402763</dc:date>
    <meta:editing-duration>PT25S</meta:editing-duration>
    <meta:editing-cycles>1</meta:editing-cycles>
    <meta:document-statistic meta:table-count="0" meta:image-count="0" meta:object-count="0" meta:page-count="1" meta:paragraph-count="26" meta:word-count="213" meta:character-count="1351" meta:non-whitespace-character-count="1162"/>
    <meta:generator>LibreOffice/6.4.7.2$Linux_X86_64 LibreOffice_project/40$Build-2</meta:generator>
  </office:meta>
</office:document-meta>
</file>